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1" fo:font-size="16pt" fo:font-weight="bold" officeooo:rsid="00155b4c" officeooo:paragraph-rsid="00155b4c" style:font-size-asian="16pt" style:font-weight-asian="bold" style:font-size-complex="16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officeooo:rsid="00163a6f" officeooo:paragraph-rsid="00163a6f"/>
    </style:style>
    <style:style style:name="P4" style:family="paragraph" style:parent-style-name="Standard">
      <style:text-properties officeooo:paragraph-rsid="001806fc"/>
    </style:style>
    <style:style style:name="P5" style:family="paragraph" style:parent-style-name="Standard">
      <style:text-properties officeooo:rsid="001806fc" officeooo:paragraph-rsid="001806fc"/>
    </style:style>
    <style:style style:name="P6" style:family="paragraph" style:parent-style-name="Standard">
      <style:text-properties style:text-underline-style="none" officeooo:rsid="001806fc" officeooo:paragraph-rsid="001806fc"/>
    </style:style>
    <style:style style:name="P7" style:family="paragraph" style:parent-style-name="Standard">
      <style:text-properties officeooo:paragraph-rsid="00196a21"/>
    </style:style>
    <style:style style:name="P8" style:family="paragraph" style:parent-style-name="Standard">
      <style:text-properties officeooo:rsid="00196a21" officeooo:paragraph-rsid="00196a21"/>
    </style:style>
    <style:style style:name="P9" style:family="paragraph" style:parent-style-name="Standard">
      <style:text-properties officeooo:paragraph-rsid="001e15d1"/>
    </style:style>
    <style:style style:name="P10" style:family="paragraph" style:parent-style-name="Standard">
      <style:text-properties officeooo:rsid="001e15d1" officeooo:paragraph-rsid="001e15d1"/>
    </style:style>
    <style:style style:name="P11" style:family="paragraph" style:parent-style-name="Standard" style:master-page-name="Standard">
      <style:paragraph-properties style:page-number="auto"/>
    </style:style>
    <style:style style:name="T1" style:family="text">
      <style:text-properties fo:font-style="italic" style:text-underline-style="none" fo:background-color="#ffff00" loext:char-shading-value="0" style:font-style-asian="italic"/>
    </style:style>
    <style:style style:name="T2" style:family="text">
      <style:text-properties fo:font-style="italic" style:text-underline-style="none" officeooo:rsid="001806fc" fo:background-color="#ffff00" loext:char-shading-value="0" style:font-style-asian="italic" style:font-style-complex="italic"/>
    </style:style>
    <style:style style:name="T3" style:family="text">
      <style:text-properties fo:font-style="italic" fo:background-color="#ffff00" loext:char-shading-value="0" style:font-style-asian="italic" style:font-style-complex="italic"/>
    </style:style>
    <style:style style:name="T4" style:family="text">
      <style:text-properties fo:font-style="italic" officeooo:rsid="00196a21" fo:background-color="#ffff00" loext:char-shading-value="0" style:font-style-asian="italic" style:font-style-complex="italic"/>
    </style:style>
    <style:style style:name="T5" style:family="text">
      <style:text-properties officeooo:rsid="00163a6f"/>
    </style:style>
    <style:style style:name="T6" style:family="text">
      <style:text-properties style:text-underline-style="none"/>
    </style:style>
    <style:style style:name="T7" style:family="text">
      <style:text-properties style:text-underline-style="none" officeooo:rsid="00163a6f"/>
    </style:style>
    <style:style style:name="T8" style:family="text">
      <style:text-properties style:text-underline-style="none" officeooo:rsid="001806fc"/>
    </style:style>
    <style:style style:name="T9" style:family="text">
      <style:text-properties officeooo:rsid="001806fc"/>
    </style:style>
    <style:style style:name="T10" style:family="text">
      <style:text-properties officeooo:rsid="00196a21"/>
    </style:style>
    <style:style style:name="T11" style:family="text">
      <style:text-properties officeooo:rsid="0019809e"/>
    </style:style>
    <style:style style:name="T12" style:family="text">
      <style:text-properties officeooo:rsid="001c00c8"/>
    </style:style>
    <style:style style:name="T13" style:family="text">
      <style:text-properties officeooo:rsid="001d1e1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Is this frequency in use?</text:p>
      <text:p text:style-name="Standard"/>
      <text:p text:style-name="Standard">This is <text:span text:style-name="T5">[</text:span><text:span text:style-name="T6"> </text:span><text:span text:style-name="T1">your call sign / name </text:span><text:span text:style-name="T6"><text:s/></text:span><text:span text:style-name="T7">]</text:span><text:span text:style-name="T6">, </text:span><text:span text:style-name="T7">your net-control</text:span> for th<text:span text:style-name="T5">is morning’s</text:span> East Thurston County ARES net. <text:s/>This net <text:span text:style-name="T5">meets here on 146.550 MHz 2M simplex </text:span>on the second and fourth Saturday mornings <text:span text:style-name="T5">each month </text:span>at 9:00 AM <text:span text:style-name="T5">local time</text:span>. </text:p>
      <text:p text:style-name="Standard"/>
      <text:p text:style-name="Standard"><text:span text:style-name="T5">This net </text:span>will yield the frequency <text:span text:style-name="T5">at any time</text:span> for emergency or priority traffic. <text:s/>Is there any emergency or priority traffic at this time?</text:p>
      <text:p text:style-name="Standard"/>
      <text:p text:style-name="P3">[ <text:span text:style-name="T3">wait for emergency/priority traffic </text:span>]</text:p>
      <text:p text:style-name="Standard"/>
      <text:p text:style-name="Standard">The purpose of this net is to develop and maintain <text:span text:style-name="T5">emergency </text:span>communication capabilities <text:span text:style-name="T5">in</text:span> Yelm, Rainier, Tenino, and <text:span text:style-name="T5">throughout </text:span>East Thurston County in support of <text:span text:style-name="T5">our</text:span> ARES communication mission.</text:p>
      <text:p text:style-name="Standard"/>
      <text:p text:style-name="P4">This is a directed net. <text:s/>All stations <text:span text:style-name="T5">checking into this net </text:span>are <text:span text:style-name="T5">asked</text:span> to give their call signs phonetically and to end their transmissions with the ARRL pro-sign of “over”. <text:s/>All stations with an interest in emergency communications are invited to check in. <text:s/><text:span text:style-name="T5">We’ll start with a roll-call of regular members, followed by a call for </text:span>visitor check-ins. <text:s/><text:span text:style-name="T11">After check-ins we’ll handle announcements and traffic of interest to the net members and visitors. <text:s/>Please remain on frequency until the net is closed so that you don’t miss the announcements or any traffic directed at your station.</text:span></text:p>
      <text:p text:style-name="P4"/>
      <text:p text:style-name="P4"><text:span text:style-name="T9">The roll-call of unit members follows, and is sorted by </text:span>call sign suffix.</text:p>
      <text:p text:style-name="P4"/>
      <text:p text:style-name="P5">[ <text:span text:style-name="T3">roll-call check-in of ARES members</text:span> ] </text:p>
      <text:p text:style-name="P2"/>
      <text:p text:style-name="Standard"><text:span text:style-name="T9">This concludes our regular member roll-call check-in. <text:s/></text:span>This is<text:span text:style-name="T6"> </text:span><text:span text:style-name="T8">[ </text:span><text:span text:style-name="T2">your call sign</text:span><text:span text:style-name="T8"> ], net-control for the East Thurston County ARES net. <text:s/>We will now take visitor check-ins to the net</text:span>. Please give your call sign, name, and location SLOWLY so <text:span text:style-name="T9">net control</text:span> can get you checked in.</text:p>
      <text:p text:style-name="Standard"/>
      <text:p text:style-name="P6">[ <text:span text:style-name="T3">visitor check-ins</text:span> ] </text:p>
      <text:p text:style-name="P2"/>
      <text:p text:style-name="P8">This concludes our regular member and visitor check-in for the net. <text:s/>If any station has an <text:s/>announcement or other traffic for the greater good of this East Thurston County ARES net, please come now with your call sign and wait until you are recognized by net control. <text:s/>Do we have any stations with announcements or traffic for the net?</text:p>
      <text:p text:style-name="P7"/>
      <text:p text:style-name="P7"><text:span text:style-name="T10">[ </text:span><text:span text:style-name="T4">handle announcements/traffic for the net</text:span><text:span text:style-name="T10"> ]</text:span></text:p>
      <text:p text:style-name="P7"/>
      <text:p text:style-name="P8">This concludes this session of the East Thurston County ARES net. <text:s/>We thank each of you for your check-in and participation in this net. <text:s/>This is [ <text:span text:style-name="T3">your call sign</text:span> ], net-control closing the net at [ <text:span text:style-name="T3">current local time</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in" style:type="center"/>
          <style:tab-stop style:position="6.8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ans1" fo:font-size="16pt" fo:font-weight="bold" officeooo:rsid="00155b4c" officeooo:paragraph-rsid="00155b4c" style:font-size-asian="16pt" style:font-weight-asian="bold" style:font-size-complex="16pt" style:font-weight-complex="bold"/>
    </style:style>
    <style:page-layout style:name="Mpm1">
      <style:page-layout-properties fo:page-width="8.5in" fo:page-height="11in" style:num-format="1" style:print-orientation="portrait" fo:margin-top="0.7in" fo:margin-bottom="0.7in" fo:margin-left="1in" fo:margin-right="0.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ast Thurston County ARES Net Preamb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ES for East Thurston Cty preamble</dc:title>
    <meta:initial-creator>Gary</meta:initial-creator>
    <meta:creation-date>2016-09-22T11:20:00</meta:creation-date>
    <dc:date>2017-07-13T17:18:42.553184656</dc:date>
    <meta:print-date>2017-05-27T08:18:41.148740268</meta:print-date>
    <meta:editing-cycles>29</meta:editing-cycles>
    <meta:editing-duration>PT7H51M34S</meta:editing-duration>
    <meta:generator>LibreOffice/5.2.7.2$Linux_X86_64 LibreOffice_project/20$Build-2</meta:generator>
    <meta:document-statistic meta:table-count="0" meta:image-count="0" meta:object-count="0" meta:page-count="1" meta:paragraph-count="14" meta:word-count="387" meta:character-count="2253" meta:non-whitespace-character-count="1862"/>
  </office:meta>
</office:document-meta>
</file>